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weight="bold" officeooo:rsid="0011c689" officeooo:paragraph-rsid="0011c689" style:font-size-asian="15pt" style:font-weight-asian="bold" style:font-size-complex="15pt" style:font-weight-complex="bold"/>
    </style:style>
    <style:style style:name="P2" style:family="paragraph" style:parent-style-name="Standard">
      <style:text-properties fo:font-size="16pt" fo:font-weight="bold" officeooo:rsid="0011c689" officeooo:paragraph-rsid="0011c689" style:font-size-asian="16pt" style:font-weight-asian="bold" style:font-size-complex="16pt" style:font-weight-complex="bold"/>
    </style:style>
    <style:style style:name="P3" style:family="paragraph" style:parent-style-name="Standard">
      <style:text-properties fo:font-size="16pt" fo:font-weight="bold" officeooo:rsid="0011c689" officeooo:paragraph-rsid="00121de9" style:font-size-asian="16pt" style:font-weight-asian="bold" style:font-size-complex="16pt" style:font-weight-complex="bold"/>
    </style:style>
    <style:style style:name="P4" style:family="paragraph" style:parent-style-name="Standard">
      <style:text-properties fo:font-size="14pt" fo:font-weight="normal" officeooo:rsid="0011c689" officeooo:paragraph-rsid="0011c689" style:font-size-asian="14pt" style:font-weight-asian="normal" style:font-size-complex="14pt" style:font-weight-complex="normal"/>
    </style:style>
    <style:style style:name="P5" style:family="paragraph" style:parent-style-name="Standard" style:list-style-name="L1">
      <style:text-properties fo:font-size="14pt" fo:font-weight="normal" officeooo:rsid="0011c689" officeooo:paragraph-rsid="0011c689" style:font-size-asian="14pt" style:font-weight-asian="normal" style:font-size-complex="14pt" style:font-weight-complex="normal"/>
    </style:style>
    <style:style style:name="P6" style:family="paragraph" style:parent-style-name="Standard" style:list-style-name="L2">
      <style:text-properties fo:font-size="14pt" fo:font-weight="normal" officeooo:rsid="0011c689" officeooo:paragraph-rsid="0011c689" style:font-size-asian="14pt" style:font-weight-asian="normal" style:font-size-complex="14pt" style:font-weight-complex="normal"/>
    </style:style>
    <style:style style:name="P7" style:family="paragraph" style:parent-style-name="Standard" style:list-style-name="L3">
      <style:text-properties fo:font-size="14pt" fo:font-weight="normal" officeooo:rsid="0011c689" officeooo:paragraph-rsid="0011c689" style:font-size-asian="14pt" style:font-weight-asian="normal" style:font-size-complex="14pt" style:font-weight-complex="normal"/>
    </style:style>
    <style:style style:name="P8" style:family="paragraph" style:parent-style-name="Standard" style:list-style-name="L3">
      <style:text-properties fo:font-size="14pt" fo:font-weight="normal" officeooo:rsid="0011c689" officeooo:paragraph-rsid="00121de9" style:font-size-asian="14pt" style:font-weight-asian="normal" style:font-size-complex="14pt" style:font-weight-complex="normal"/>
    </style:style>
    <style:style style:name="P9" style:family="paragraph" style:parent-style-name="Standard">
      <style:text-properties fo:font-size="14pt" fo:font-weight="normal" officeooo:rsid="0011c689" officeooo:paragraph-rsid="00121de9" style:font-size-asian="14pt" style:font-weight-asian="normal" style:font-size-complex="14pt" style:font-weight-complex="normal"/>
    </style:style>
    <style:style style:name="P10" style:family="paragraph" style:parent-style-name="Standard" style:list-style-name="L4">
      <style:text-properties fo:font-size="14pt" fo:font-weight="normal" officeooo:rsid="0011c689" officeooo:paragraph-rsid="0011c689" style:font-size-asian="14pt" style:font-weight-asian="normal" style:font-size-complex="14pt" style:font-weight-complex="normal"/>
    </style:style>
    <style:style style:name="P11" style:family="paragraph" style:parent-style-name="Standard">
      <style:text-properties fo:font-size="14pt" fo:font-weight="bold" officeooo:rsid="0011c689" officeooo:paragraph-rsid="0011c689" style:font-size-asian="14pt" style:font-weight-asian="bold" style:font-size-complex="14pt" style:font-weight-complex="bold"/>
    </style:style>
    <style:style style:name="P12" style:family="paragraph" style:parent-style-name="Standard">
      <style:text-properties fo:font-size="14pt" fo:font-weight="bold" officeooo:rsid="00121de9" officeooo:paragraph-rsid="00121de9" style:font-size-asian="14pt" style:font-weight-asian="bold" style:font-size-complex="14pt" style:font-weight-complex="bold"/>
    </style:style>
    <style:style style:name="P13" style:family="paragraph" style:parent-style-name="Standard">
      <style:text-properties fo:color="#000000" loext:opacity="100%" fo:font-size="14pt" fo:font-style="italic" fo:font-weight="normal" officeooo:rsid="0011c689" officeooo:paragraph-rsid="0011c689" style:font-size-asian="14pt" style:font-style-asian="italic" style:font-weight-asian="normal" style:font-size-complex="14pt" style:font-style-complex="italic" style:font-weight-complex="normal"/>
    </style:style>
    <style:style style:name="P14" style:family="paragraph" style:parent-style-name="Standard">
      <style:text-properties fo:font-size="18pt" fo:font-weight="bold" officeooo:rsid="0011c689" officeooo:paragraph-rsid="0011c689" style:font-size-asian="18pt" style:font-weight-asian="bold" style:font-size-complex="18pt" style:font-weight-complex="bold"/>
    </style:style>
    <style:style style:name="P15" style:family="paragraph" style:parent-style-name="Standard">
      <style:text-properties fo:font-size="18pt" fo:font-weight="normal" officeooo:rsid="0011c689" officeooo:paragraph-rsid="0011c689"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officeooo:rsid="00121de9"/>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PORT</text:p>
      <text:p text:style-name="P14"/>
      <text:p text:style-name="P14">TASK 1:</text:p>
      <text:p text:style-name="P2"/>
      <text:p text:style-name="P2">Approach</text:p>
      <text:p text:style-name="P2"/>
      <text:p text:style-name="P2">Data Understanding and Preprocessing:</text:p>
      <text:p text:style-name="P4"/>
      <text:p text:style-name="P4"><text:span text:style-name="T1">Dataset Overview:</text:span> The dataset comprises various features of cars, including make, model, version, price, make year, engine capacity (CC), assembly type, mileage, registered city, and transmission type.</text:p>
      <text:p text:style-name="P4"/>
      <text:p text:style-name="P4"><text:span text:style-name="T1">Initial Analysis:</text:span> Performed exploratory data analysis (EDA) to understand the distribution of features, identify missing values, and detect outliers.</text:p>
      <text:p text:style-name="P11"/>
      <text:p text:style-name="P11">Preprocessing Steps:</text:p>
      <text:list xml:id="list1362304135" text:style-name="L3">
        <text:list-item>
          <text:p text:style-name="P7">Handled missing values using appropriate imputation techniques.</text:p>
        </text:list-item>
        <text:list-item>
          <text:p text:style-name="P7">Encoded categorical variables using one-hot encoding.</text:p>
        </text:list-item>
        <text:list-item>
          <text:p text:style-name="P8">Scaled numerical features using StandardScaler to ensure they are on a similar scale.</text:p>
        </text:list-item>
      </text:list>
      <text:p text:style-name="P9"/>
      <text:p text:style-name="P3">Feature Engineering:</text:p>
      <text:p text:style-name="P4"/>
      <text:list xml:id="list482755176" text:style-name="L4">
        <text:list-item>
          <text:p text:style-name="P10">Feature Extraction: Created new features from existing ones, such as age of the car from the make year.</text:p>
        </text:list-item>
        <text:list-item>
          <text:p text:style-name="P10">Feature Selection: Evaluated feature importance using preliminary models to identify and retain the most impactful features.</text:p>
        </text:list-item>
      </text:list>
      <text:p text:style-name="P4"/>
      <text:p text:style-name="P2">Model Development:</text:p>
      <text:p text:style-name="P4"/>
      <text:p text:style-name="P4"><text:span text:style-name="T1">Model Selection:</text:span> <text:span text:style-name="T2">Used ensemble Learning methods to see which models perform make a good fit on the dataset. C</text:span>hose RandomForestRegressor as the primary model due to its robustness and ability to handle complex interactions between features.</text:p>
      <text:p text:style-name="P4"/>
      <text:p text:style-name="P2">Model Training and Evaluation:</text:p>
      <text:p text:style-name="P4"/>
      <text:p text:style-name="P4"><text:span text:style-name="T1">Train-Test Split:</text:span> Split the dataset into training (80%) and testing (20%) sets.</text:p>
      <text:p text:style-name="P4"><text:span text:style-name="T1">Training:</text:span> Trained the RandomForest model on the training data.</text:p>
      <text:p text:style-name="P4"><text:span text:style-name="T1">Evaluation:</text:span> Evaluated the model on the test data using metrics such as Mean Absolute Error (MAE), Mean Squared Error (MSE), and R² score.</text:p>
      <text:p text:style-name="P4"><text:soft-page-break/></text:p>
      <text:p text:style-name="P4"/>
      <text:p text:style-name="P4"/>
      <text:p text:style-name="P2">Final Model and Performance:</text:p>
      <text:p text:style-name="P4"/>
      <text:p text:style-name="P4">R² score of 0.9477, indicating that the model explains approximately 94.77% of the variance in car prices.</text:p>
      <text:p text:style-name="P4"/>
      <text:p text:style-name="P2">Key Insights</text:p>
      <text:p text:style-name="P2"/>
      <text:p text:style-name="P4"><text:span text:style-name="T3">Feature Importance:</text:span> Features such as engine capacity (CC), make year, and mileage were found to be highly significant in predicting car prices.</text:p>
      <text:p text:style-name="P4"/>
      <text:p text:style-name="P4"><text:span text:style-name="T3">Model Performance:</text:span> The RandomForestRegressor model performed well, with a high R² score, suggesting that it captures the underlying patterns in the data effectively.</text:p>
      <text:p text:style-name="P4">Categorical Variables: Encoding categorical variables like make, model, assembly type, and registered city significantly improved model performance.</text:p>
      <text:p text:style-name="P4"/>
      <text:p text:style-name="P2">Challenges Faced</text:p>
      <text:p text:style-name="P4"/>
      <text:p text:style-name="P12">Cleaning and Feature engineering: <text:span text:style-name="T4">Did Clean the data a bit and also did feature engineering.</text:span></text:p>
      <text:p text:style-name="P12"><text:span text:style-name="T4"/></text:p>
      <text:p text:style-name="P4"><text:span text:style-name="T1">Overfitting:</text:span> Observed overfitting with deep neural network models, leading to poor generalization on the validation set. This was mitigated by switching to a RandomForest model and using techniques like cross-validation.</text:p>
      <text:p text:style-name="P4"/>
      <text:p text:style-name="P1">Conclusion</text:p>
      <text:p text:style-name="P4">The RandomForestRegressor model developed for predicting car prices demonstrated strong performance, with a high R² score and reasonable error metrics. The approach of careful preprocessing, feature engineering, and hyperparameter tuning was effective in creating a robust model. Future work could focus on further enhancing the model through additional data collection, more advanced machine learning techniques, and continuous refinement of preprocessing steps.</text:p>
      <text:p text:style-name="P2"/>
      <text:p text:style-name="P14">TASK 2:</text:p>
      <text:p text:style-name="P15"/>
      <text:p text:style-name="P14">Approach</text:p>
      <text:p text:style-name="P2"/>
      <text:p text:style-name="P2"><text:soft-page-break/>Objective:</text:p>
      <text:p text:style-name="P4">To develop a machine learning model that recommends the next movie for a user to watch based on the similarity of their movie ratings with other viewers.</text:p>
      <text:p text:style-name="P4"/>
      <text:p text:style-name="P11">Dataset Description:</text:p>
      <text:p text:style-name="P4">The dataset, named "movies_data.csv," contains movie ratings provided by various users. Each row represents a movie, with the first column being the movie name and subsequent columns representing the ratings given by different users.</text:p>
      <text:p text:style-name="P4"/>
      <text:p text:style-name="P4">Steps:</text:p>
      <text:p text:style-name="P4"/>
      <text:p text:style-name="P11">Data Pre-processing:</text:p>
      <text:p text:style-name="P4"/>
      <text:list xml:id="list1168351267" text:style-name="L1">
        <text:list-item>
          <text:p text:style-name="P5">Extracted the movie titles and user ratings from the dataset.</text:p>
        </text:list-item>
        <text:list-item>
          <text:p text:style-name="P5">Applied Truncated Singular Value Decomposition (SVD) to reduce the dimensionality of the ratings matrix. This helps in handling sparsity and improving the performance of similarity calculations.</text:p>
        </text:list-item>
      </text:list>
      <text:p text:style-name="P4"/>
      <text:p text:style-name="P11">Model Training:</text:p>
      <text:p text:style-name="P4"/>
      <text:list xml:id="list2260133000" text:style-name="L2">
        <text:list-item>
          <text:p text:style-name="P6">Calculated the similarity matrix using cosine similarity on the reduced data.</text:p>
        </text:list-item>
        <text:list-item>
          <text:p text:style-name="P6">Trained a k-nearest neighbors (KNN) model to find the most similar users based on their movie ratings.</text:p>
        </text:list-item>
        <text:list-item>
          <text:p text:style-name="P6">Performed cross-validation to determine the optimal number of neighbors (k) for the KNN model.</text:p>
        </text:list-item>
      </text:list>
      <text:p text:style-name="P4"/>
      <text:p text:style-name="P11">Recommendation Generation:</text:p>
      <text:p text:style-name="P4">Developed a function to recommend the next movie based on the input movie. The function identifies the most similar users to the input movie's viewers and recommends a highly-rated movie from these similar users.</text:p>
      <text:p text:style-name="P4"/>
      <text:p text:style-name="P4"/>
      <text:p text:style-name="P2"/>
      <text:p text:style-name="P2">Key Insights</text:p>
      <text:p text:style-name="P13">Normalization</text:p>
      <text:p text:style-name="P13">Dimensionality Reduction</text:p>
      <text:p text:style-name="P13">Cross-Validation</text:p>
      <text:p text:style-name="P13">Handling Missing Values</text:p>
      <text:p text:style-name="P4"/>
      <text:p text:style-name="P11">Challenges Faced</text:p>
      <text:p text:style-name="P11"/>
      <text:p text:style-name="P11"><text:soft-page-break/>Sparse Data:</text:p>
      <text:p text:style-name="P4">The dataset had many missing ratings, leading to sparsity. This was addressed by filling missing values with the mean rating for each movie.</text:p>
      <text:p text:style-name="P4"/>
      <text:p text:style-name="P11">Model Parameter Tuning:</text:p>
      <text:p text:style-name="P4">Finding the optimal number of neighbors (k) for the KNN model required careful tuning. Cross-validation was used to address this, but it added to the computational cost.</text:p>
      <text:p text:style-name="P4"/>
      <text:p text:style-name="P2">Additional Observations</text:p>
      <text:p text:style-name="P2"/>
      <text:p text:style-name="P11">Diversity of Recommendations:</text:p>
      <text:p text:style-name="P4">Ensuring that the recommendations are diverse and not repetitive is important for user satisfaction. Introducing diversity constraints in the recommendation algorithm could help in achieving this.</text:p>
      <text:p text:style-name="P4"/>
      <text:p text:style-name="P11">Hybrid Recommendation Approach:</text:p>
      <text:p text:style-name="P4">Combining collaborative filtering with content-based filtering can provide a more robust recommendation system. It can handle the cold start problem more effectively and offer a better user experience.</text:p>
      <text:p text:style-name="P4"/>
      <text:p text:style-name="P11">Conclusion</text:p>
      <text:p text:style-name="P4">The movie recommendation system developed using collaborative filtering with KNN and SVD showed promising results. Key improvements such as handling missing values, normalization, and dimensionality reduction significantly enhanced the model's performance. However, further enhancements, including incorporating implicit feedback and ensuring diversity in recommendations, can be explored to make the system more robust and user-friendly.</text:p>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7:47:04.425864057</meta:creation-date>
    <dc:date>2024-06-03T18:10:00.818333995</dc:date>
    <meta:editing-duration>PT46S</meta:editing-duration>
    <meta:editing-cycles>1</meta:editing-cycles>
    <meta:document-statistic meta:table-count="0" meta:image-count="0" meta:object-count="0" meta:page-count="4" meta:paragraph-count="63" meta:word-count="781" meta:character-count="5468" meta:non-whitespace-character-count="4764"/>
    <meta:generator>LibreOffice/7.3.7.2$Linux_X86_64 LibreOffice_project/30$Build-2</meta:generator>
  </office:meta>
</office:document-meta>
</file>